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1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 style:data-style-name="N11"/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office:value-type="float" office:value="2021" calcext:value-type="float">
            <text:p>2021</text:p>
          </table:table-cell>
          <table:table-cell office:value-type="float" office:value="-20000" calcext:value-type="float">
            <text:p>-20000</text:p>
          </table:table-cell>
          <table:table-cell/>
          <table:table-cell office:value-type="string" calcext:value-type="string">
            <text:p>CF0 = -200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22" calcext:value-type="float">
            <text:p>2022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CF1/(1+r) =5000/(1+r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23" calcext:value-type="float">
            <text:p>2023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CF2/(1+r)² = 8000/(1+r)²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24" calcext:value-type="float">
            <text:p>2024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string" calcext:value-type="string">
            <text:p>CF3/(1+r)³ = 6000/(1+r)³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25" calcext:value-type="float">
            <text:p>2025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CF4/(1+r)⁴ = 3000/(1+r)⁴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N = C*(i/r -1)</text:p>
          </table:table-cell>
          <table:table-cell table:number-columns-repeated="4"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6"/>
          <table:table-cell table:formula="of:=0.25*0.8" office:value-type="float" office:value="0.2" calcext:value-type="float">
            <text:p>0,2</text:p>
          </table:table-cell>
        </table:table-row>
        <table:table-row table:style-name="ro1">
          <table:table-cell table:number-columns-repeated="6"/>
          <table:table-cell table:formula="of:=0.8*0.75" office:value-type="float" office:value="0.6" calcext:value-type="float">
            <text:p>0,6</text:p>
          </table:table-cell>
        </table:table-row>
        <table:table-row table:style-name="ro1">
          <table:table-cell table:number-columns-repeated="6"/>
          <table:table-cell table:formula="of:=140*0.3" office:value-type="float" office:value="42" calcext:value-type="float">
            <text:p>42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=</text:p>
          </table:table-cell>
          <table:table-cell table:formula="of:=1/(1+0.4-0.8+0.8*0.25)" office:value-type="float" office:value="1.25" calcext:value-type="float">
            <text:p>1,25</text:p>
          </table:table-cell>
          <table:table-cell/>
          <table:table-cell office:value-type="string" calcext:value-type="string">
            <text:p>Multiplicateur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Y*</text:p>
          </table:table-cell>
          <table:table-cell table:formula="of:=(100+300+400+200) / (1+0.4 - 0.8 + 0.8*0.25)" office:value-type="float" office:value="1250" calcext:value-type="float">
            <text:p>1250</text:p>
          </table:table-cell>
          <table:table-cell/>
          <table:table-cell office:value-type="string" calcext:value-type="string">
            <text:p>Revenu a l’équilibr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table:formula="of:=[.D31]*0.25" office:value-type="float" office:value="312.5" calcext:value-type="float">
            <text:p>312,5</text:p>
          </table:table-cell>
          <table:table-cell/>
          <table:table-cell office:value-type="string" calcext:value-type="string">
            <text:p>Impôts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Y<text:span text:style-name="T1">d</text:span></text:p>
          </table:table-cell>
          <table:table-cell table:formula="of:=[.D31]-[.D33]" office:value-type="float" office:value="937.5" calcext:value-type="float">
            <text:p>937,5</text:p>
          </table:table-cell>
          <table:table-cell/>
          <table:table-cell office:value-type="string" calcext:value-type="string">
            <text:p>Revenu disponibl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formula="of:=100+0.8*[.D35]" office:value-type="float" office:value="850" calcext:value-type="float">
            <text:p>850</text:p>
          </table:table-cell>
          <table:table-cell/>
          <table:table-cell office:value-type="string" calcext:value-type="string">
            <text:p>Consommation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table:formula="of:=[.D35]-[.D37]" office:value-type="float" office:value="87.5" calcext:value-type="float">
            <text:p>87,5</text:p>
          </table:table-cell>
          <table:table-cell/>
          <table:table-cell office:value-type="string" calcext:value-type="string">
            <text:p>Epargne</text:p>
          </table:table-cell>
          <table:table-cell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exo1</text:p>
          </table:table-cell>
          <table:table-cell table:number-columns-repeated="2"/>
          <table:table-cell office:value-type="string" calcext:value-type="string">
            <text:p>exo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1" office:value-type="percentage" office:value="0.1" calcext:value-type="percentage">
            <text:p>10,00 %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percentage" office:value="0.2" calcext:value-type="percentage">
            <text:p>20,00 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(r)</text:p>
          </table:table-cell>
          <table:table-cell table:formula="of:=-10000+3000/(1+[.C46]) + 4000/(1+[.C46])^2 + 5000/(1+[.C46])^3 + 2000/(1+[.C46])^4" office:value-type="float" office:value="1155.6587664777" calcext:value-type="float">
            <text:p>1155,6587664777</text:p>
          </table:table-cell>
          <table:table-cell/>
          <table:table-cell office:value-type="string" calcext:value-type="string">
            <text:p>van(r)</text:p>
          </table:table-cell>
          <table:table-cell table:formula="of:=-150000+40000/(1+[.F46])+70000/(1+[.F46])^2 + 80000/(1+[.F46])^3 + 60000/(1+[.F46])^4" office:value-type="float" office:value="7175.92592592594" calcext:value-type="float">
            <text:p>7175,925925925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p</text:p>
          </table:table-cell>
          <table:table-cell table:style-name="ce1" table:formula="of:=[.C47]/10000" office:value-type="percentage" office:value="0.11556587664777" calcext:value-type="percentage">
            <text:p>11,56 %</text:p>
          </table:table-cell>
          <table:table-cell/>
          <table:table-cell office:value-type="string" calcext:value-type="string">
            <text:p>ip</text:p>
          </table:table-cell>
          <table:table-cell table:style-name="ce1" table:formula="of:=[.F47]/150000" office:value-type="percentage" office:value="0.0478395061728396" calcext:value-type="percentage">
            <text:p>4,78 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</text:p>
          </table:table-cell>
          <table:table-cell table:style-name="ce1" office:value-type="percentage" office:value="0.15" calcext:value-type="percentage">
            <text:p>15,00 %</text:p>
          </table:table-cell>
          <table:table-cell/>
          <table:table-cell office:value-type="string" calcext:value-type="string">
            <text:p>TRI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21-15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30-18" office:value-type="float" office:value="12" calcext:value-type="float">
            <text:p>12</text:p>
          </table:table-cell>
          <table:table-cell/>
        </table:table-row>
      </table:table>
      <table:table table:name="Sheet2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KEYR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17:53:40.189557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8:43:08.562107512</meta:creation-date>
    <dc:date>2021-10-12T18:53:41.884453320</dc:date>
    <meta:editing-duration>PT1H12M48S</meta:editing-duration>
    <meta:editing-cycles>6</meta:editing-cycles>
    <meta:generator>LibreOffice/6.4.7.2$Linux_X86_64 LibreOffice_project/40$Build-2</meta:generator>
    <meta:document-statistic meta:table-count="2" meta:cell-count="57" meta:object-count="0"/>
  </office:meta>
</office:document-meta>
</file>